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style:text-underline-type="single" style:text-underline-style="solid"/>
    </style:style>
  </office:automatic-styles>
  <office:body>
    <office:text>
      <text:p text:style-name="Normal">PEG FOR CAPSTONE 3</text:p>
      <text:p text:style-name="Normal"/>
      <text:p text:style-name="Normal"/>
      <text:p text:style-name="Normal">====SITE LAYOUT====</text:p>
      <text:p text:style-name="Normal">https://inspofinds.com/</text:p>
      <text:p text:style-name="Normal">https://www.underconsideration.com/brandnew/</text:p>
      <text:p text:style-name="Normal">http://www.thisismirador.com/</text:p>
      <text:p text:style-name="Normal">https://identitydesigned.com/</text:p>
      <text:p text:style-name="Normal">http://www.aisleone.net/</text:p>
      <text:p text:style-name="Normal">http://thefoxisblack.com/about/</text:p>
      <text:p text:style-name="Normal">http://www.ambalaj.se/</text:p>
      <text:p text:style-name="Normal"/>
      <text:p text:style-name="Normal"/>
      <text:p text:style-name="Normal">====SITE LAYOUT WEB====</text:p>
      <text:p text:style-name="Normal"/>
      <text:p text:style-name="Normal">https://www.underconsideration.com/artofthemenu/</text:p>
      <text:p text:style-name="Normal"/>
      <text:p text:style-name="Normal">====SITE LAYOUT MOBILE====</text:p>
      <text:p text:style-name="Normal"/>
      <text:p text:style-name="Normal">https://thisispaper.com/print/</text:p>
      <text:p text:style-name="Normal"/>
      <text:p text:style-name="Normal"/>
      <text:p text:style-name="Normal"/>
      <text:p text:style-name="Normal"/>
      <text:p text:style-name="Normal">====NAVBAR MOBILE====</text:p>
      <text:p text:style-name="Normal"/>
      <text:p text:style-name="Normal">https://eyeondesign.aiga.org/</text:p>
      <text:p text:style-name="Normal">https://abduzeedo.com/index.php/</text:p>
      <text:p text:style-name="Normal">http://kekselias.com/</text:p>
      <text:p text:style-name="Normal">https://www.itsnicethat.com/</text:p>
      <text:p text:style-name="Normal"/>
      <text:p text:style-name="Normal"/>
      <text:p text:style-name="Normal"/>
      <text:p text:style-name="Normal"/>
      <text:p text:style-name="Normal">====LANDING PAGE LAYOUT MOBILE====</text:p>
      <text:p text:style-name="Normal"/>
      <text:p text:style-name="Normal">https://www.designweek.co.uk/</text:p>
      <text:p text:style-name="Normal"/>
      <text:p text:style-name="Normal"/>
      <text:p text:style-name="Normal">====BLOG LAYOUT====</text:p>
      <text:p text:style-name="Normal"/>
      <text:p text:style-name="Normal">http://readdd.com/</text:p>
      <text:p text:style-name="Normal">http://www.aisleone.net/</text:p>
      <text:p text:style-name="Normal"/>
      <text:p text:style-name="Normal"/>
      <text:p text:style-name="Normal">====BLOG LAYOUT WEB====</text:p>
      <text:p text:style-name="Normal"/>
      <text:p text:style-name="Normal">https://stinegoya.com/blogs/journal</text:p>
      <text:p text:style-name="Normal">http://www.thisismirador.com/</text:p>
      <text:p text:style-name="Normal"/>
      <text:p text:style-name="Normal"/>
      <text:p text:style-name="Normal">====BLOG LAYOUT MOBILE==== </text:p>
      <text:p text:style-name="Normal"/>
      <text:p text:style-name="Normal">https://abduzeedo.com/index.php/</text:p>
      <text:p text:style-name="Normal">http://www.thisismirador.com/</text:p>
      <text:p text:style-name="Normal"/>
      <text:p text:style-name="Normal"/>
      <text:p text:style-name="Normal">====ABOUT LAYOUT====</text:p>
      <text:p text:style-name="Normal"/>
      <text:p text:style-name="Normal">http://www.aisleone.net/</text:p>
      <text:p text:style-name="Normal"/>
      <text:p text:style-name="Normal"/>
      <text:p text:style-name="Normal">====SITE COLOR====</text:p>
      <text:p text:style-name="Normal">http://thefoxisblack.com/about/</text:p>
      <text:p text:style-name="Normal"/>
      <text:p text:style-name="Normal"/>
      <text:p text:style-name="Normal"/>
      <text:p text:style-name="Normal">=====BLOG POST MATERIAL======</text:p>
      <text:p text:style-name="Normal"/>
      <text:p text:style-name="Normal"/>
      <text:p text:style-name="Normal">http://blog-en.tilda.cc/articles-website-design-mistakes</text:p>
      <text:p text:style-name="Normal"/>
      <text:p text:style-name="Normal"><text:line-break/>REFERENCE:<text:line-break/>https://tutorialzine.com/…/20-protips-for-writing-modern-css</text:p>
      <text:p text:style-name="Normal">https://refactoringui.com/<text:line-break/>https://twitter.com/i/moments/994601867987619840<text:line-break/>https://twitter.com/i/moments/880688233641848832<text:line-break/>http://tallys.github.io/color-theory/<text:line-break/>http://collectui.com/<text:line-break/>https://uimovement.com/<text:line-break/>https://medium.muz.li/<text:line-break/><text:span text:style-name="T1">https://medium.com/@tubikstudio</text:span><text:line-break/>https://medium.com/@theymakedesign</text:p>
      <text:p text:style-name="Normal"/>
      <text:p text:style-name="Normal"/>
      <text:p text:style-name="Normal">Fonts: Serif Vs Sans Serif</text:p>
      <text:p text:style-name="Normal"/>
      <text:p text:style-name="Normal">https://designshack.net/articles/typography/web-design-debate-do-i-really-need-to-use-sans-serif-fonts/</text:p>
      <text:p text:style-name="Normal"/>
      <text:p text:style-name="Normal">https://medium.freecodecamp.org/how-typography-determines-readability-serif-vs-sans-serif-and-how-to-combine-fonts-629a51ad8cce</text:p>
      <text:p text:style-name="Normal"/>
      <text:p text:style-name="Normal">http://www.urbanfonts.com/blog/2013/02/serif-vs-sans-the-final-battle/</text:p>
      <text:p text:style-name="Normal"/>
      <text:p text:style-name="Normal"/>
      <text:p text:style-name="Normal"/>
      <text:p text:style-name="Normal"/>
      <text:p text:style-name="Normal"/>
      <text:p text:style-name="Normal">Flexbox and Grid</text:p>
      <text:p text:style-name="Normal"/>
      <text:p text:style-name="Normal"><text:line-break/>http://cssgridgarden.com/ </text:p>
      <text:p text:style-name="Normal">http://flexboxfroggy.com/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